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Название <text:s/>технологии</text:p>
          </table:table-cell>
          <table:table-cell office:value-type="string">
            <text:p>Сколько раз она мне встретилась при поиске</text:p>
          </table:table-cell>
        </table:table-row>
        <table:table-row table:style-name="ro1">
          <table:table-cell office:value-type="string">
            <text:p>REST API</text:p>
          </table:table-cell>
          <table:table-cell table:formula="of:=1+1+1" office:value-type="float" office:value="3">
            <text:p>3</text:p>
          </table:table-cell>
        </table:table-row>
        <table:table-row table:style-name="ro1">
          <table:table-cell office:value-type="string">
            <text:p>TypeScript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eact.JS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CRM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Vue</text:p>
          </table:table-cell>
          <table:table-cell table:formula="of:=1+1" office:value-type="float" office:value="2">
            <text:p>2</text:p>
          </table:table-cell>
        </table:table-row>
        <table:table-row table:style-name="ro1">
          <table:table-cell office:value-type="string">
            <text:p>Vuex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Vue Router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Promise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ulp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Rollup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raphQL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grpc </text:p>
          </table:table-cell>
          <table:table-cell table:formula="of:=1" office:value-type="float" office:value="1">
            <text:p>1</text:p>
          </table:table-cell>
        </table:table-row>
        <table:table-row table:style-name="ro1">
          <table:table-cell office:value-type="string">
            <text:p>WebSocket</text:p>
          </table:table-cell>
          <table:table-cell table:formula="of:=1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.11.2022</text:date>, <text:time>12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51S</meta:editing-duration>
    <meta:editing-cycles>3</meta:editing-cycles>
    <meta:generator>OpenOffice/4.1.11$Win32 OpenOffice.org_project/4111m1$Build-9808</meta:generator>
    <dc:date>2022-11-30T12:25:31.95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